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698f1" officeooo:paragraph-rsid="001698f1"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5"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510c5" officeooo:paragraph-rsid="001510c5" style:font-size-asian="16pt" style:font-name-complex="IRRoya" style:font-size-complex="16pt" style:font-style-complex="normal" style:font-weight-complex="bold"/>
    </style:style>
    <style:style style:name="T1" style:family="text">
      <style:text-properties officeooo:rsid="0018a7a5"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Hard times by Charles Dickens</text:span></text:p>
      <text:p text:style-name="P1">page 1:</text:p>
      <text:p text:style-name="P4">BOOK THE FIRST – SOWING</text:p>
      <text:p text:style-name="P4">CHAPTER ONE – The ONE THING NEEDFUL</text:p>
      <text:p text:style-name="P4">‘Now, what I want is, Facts. Teach these boys and girls nothing but Facts. Facts alone are wanted in life. Plant nothing else, and root out everything else. You can only form the minds of reasoning animals upon Facts: nothing else will ever be of any service to them. This the principle on which I </text:p>
      <text:p text:style-name="P1">A plane in trouble?</text:p>
      <text:p text:style-name="P2">It’s probably a private aircraft.</text:p>
      <text:p text:style-name="P2">Let’s see, Snowy.</text:p>
      <text:p text:style-name="P2">Will it take long to fix?</text:p>
      <text:p text:style-name="P2">No, only a few minutes. Nothing seriously wrong.</text:p>
      <text:p text:style-name="P2">Why, it’s an unregistered plane.</text:p>
      <text:p text:style-name="P2">Someone coming, Mick. Too bad for him! You know our orders.</text:p>
      <text:p text:style-name="P2">Are you in trouble. Can I help?</text:p>
      <text:p text:style-name="P2">Page 2:</text:p>
      <text:p text:style-name="P2"><text:soft-page-break/>next morning …. Well doctor? He was lucky. The bullet only grazed a rib. He’ll be up in a couple of days.</text:p>
      <text:p text:style-name="P2">Excuse me, nurse.</text:p>
      <text:p text:style-name="P2">Can we see Tintin, please?</text:p>
      <text:p text:style-name="P2">You can go in.</text:p>
      <text:p text:style-name="P2">Look here: are you absolutely sure the plane had no registration marks? Quite certai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31T01:57:08.029145130</meta:creation-date>
    <dc:date>2023-02-03T17:41:19.871996829</dc:date>
    <meta:editing-duration>PT1H3M47S</meta:editing-duration>
    <meta:editing-cycles>7</meta:editing-cycles>
    <meta:generator>LibreOffice/6.0.7.3$Linux_X86_64 LibreOffice_project/00m0$Build-3</meta:generator>
    <meta:document-statistic meta:table-count="0" meta:image-count="0" meta:object-count="0" meta:page-count="2" meta:paragraph-count="19" meta:word-count="171" meta:character-count="911" meta:non-whitespace-character-count="756"/>
  </office:meta>
</office:document-meta>
</file>